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entury Schoolbook L2" svg:font-family="'Century Schoolbook L'" style:font-family-generic="roman" style:font-pitch="variable"/>
    <style:font-face style:name="Century Schoolbook L1" svg:font-family="'Century Schoolbook L'" style:font-adornments="Bold" style:font-family-generic="roman" style:font-pitch="variable"/>
    <style:font-face style:name="Century Schoolbook L" svg:font-family="'Century Schoolbook L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2" fo:font-size="11pt" officeooo:rsid="001eb635" officeooo:paragraph-rsid="001eb635" style:font-size-asian="11pt" style:font-size-complex="11pt"/>
    </style:style>
    <style:style style:name="P2" style:family="paragraph" style:parent-style-name="Standard">
      <style:text-properties style:font-name="Century Schoolbook L2" fo:font-size="11pt" officeooo:rsid="001eb635" officeooo:paragraph-rsid="002e0648" style:font-size-asian="11pt" style:font-size-complex="11pt"/>
    </style:style>
    <style:style style:name="P3" style:family="paragraph" style:parent-style-name="Standard">
      <style:text-properties style:font-name="Century Schoolbook L2" fo:font-size="11pt" officeooo:rsid="00223a7e" officeooo:paragraph-rsid="002e7f40" style:font-size-asian="11pt" style:font-size-complex="11pt"/>
    </style:style>
    <style:style style:name="P4" style:family="paragraph" style:parent-style-name="Standard">
      <style:text-properties style:font-name="Century Schoolbook L2" fo:font-size="11pt" officeooo:rsid="00223a7e" officeooo:paragraph-rsid="0030bd3a" style:font-size-asian="11pt" style:font-size-complex="11pt"/>
    </style:style>
    <style:style style:name="P5" style:family="paragraph" style:parent-style-name="Standard">
      <style:text-properties style:font-name="Century Schoolbook L2" fo:font-size="11pt" officeooo:rsid="00223a7e" officeooo:paragraph-rsid="0039ef7e" style:font-size-asian="11pt" style:font-size-complex="11pt"/>
    </style:style>
    <style:style style:name="P6" style:family="paragraph" style:parent-style-name="Standard">
      <style:text-properties style:font-name="Century Schoolbook L2" fo:font-size="11pt" officeooo:rsid="002344e8" officeooo:paragraph-rsid="002344e8" style:font-size-asian="11pt" style:font-size-complex="11pt"/>
    </style:style>
    <style:style style:name="P7" style:family="paragraph" style:parent-style-name="Standard">
      <style:text-properties style:font-name="Century Schoolbook L2" fo:font-size="11pt" officeooo:rsid="00320008" officeooo:paragraph-rsid="00320008" style:font-size-asian="11pt" style:font-size-complex="11pt"/>
    </style:style>
    <style:style style:name="P8" style:family="paragraph" style:parent-style-name="Standard">
      <style:text-properties style:font-name="Century Schoolbook L2" fo:font-size="11pt" officeooo:rsid="001c7b54" officeooo:paragraph-rsid="002e0648" style:font-size-asian="11pt" style:font-size-complex="11pt"/>
    </style:style>
    <style:style style:name="P9" style:family="paragraph" style:parent-style-name="Standard">
      <style:text-properties style:font-name="Century Schoolbook L2" fo:font-size="11pt" fo:font-weight="bold" officeooo:rsid="002c51c9" officeooo:paragraph-rsid="002ebe24" style:font-size-asian="11pt" style:font-weight-asian="bold" style:font-size-complex="11pt" style:font-weight-complex="bold"/>
    </style:style>
    <style:style style:name="P10" style:family="paragraph" style:parent-style-name="Standard">
      <style:text-properties officeooo:paragraph-rsid="0033a5de"/>
    </style:style>
    <style:style style:name="P11" style:family="paragraph" style:parent-style-name="Text_20_body">
      <style:paragraph-properties fo:margin-left="0in" fo:margin-right="0in" fo:margin-top="0.1799in" fo:margin-bottom="0.1in" loext:contextual-spacing="false" fo:text-indent="0in" style:auto-text-indent="false"/>
    </style:style>
    <style:style style:name="P12" style:family="paragraph" style:parent-style-name="Title">
      <style:text-properties style:font-name="Century Schoolbook L2"/>
    </style:style>
    <style:style style:name="P13" style:family="paragraph" style:parent-style-name="Preformatted_20_Text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shadow="none">
        <style:tab-stops/>
      </style:paragraph-properties>
      <style:text-properties fo:font-size="9pt" officeooo:rsid="002344e8" officeooo:paragraph-rsid="002344e8" style:font-size-asian="9pt" style:font-size-complex="9pt"/>
    </style:style>
    <style:style style:name="P14" style:family="paragraph" style:parent-style-name="Preformatted_20_Text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shadow="none">
        <style:tab-stops/>
      </style:paragraph-properties>
      <style:text-properties fo:font-size="9pt" officeooo:rsid="002344e8" officeooo:paragraph-rsid="002af568" style:font-size-asian="9pt" style:font-size-complex="9pt"/>
    </style:style>
    <style:style style:name="P15" style:family="paragraph" style:parent-style-name="Preformatted_20_Text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shadow="none">
        <style:tab-stops/>
      </style:paragraph-properties>
      <style:text-properties fo:font-size="9pt" officeooo:paragraph-rsid="0041de9d" style:font-size-asian="9pt" style:font-size-complex="9pt"/>
    </style:style>
    <style:style style:name="P16" style:family="paragraph" style:parent-style-name="Preformatted_20_Text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shadow="none">
        <style:tab-stops/>
      </style:paragraph-properties>
      <style:text-properties fo:font-size="9pt" fo:font-weight="normal" officeooo:rsid="002344e8" officeooo:paragraph-rsid="002344e8" style:font-size-asian="9pt" style:font-weight-asian="normal" style:font-size-complex="9pt" style:font-weight-complex="normal"/>
    </style:style>
    <style:style style:name="P17" style:family="paragraph" style:parent-style-name="Standard" style:master-page-name="">
      <style:paragraph-properties style:page-number="auto"/>
      <style:text-properties style:font-name="Century Schoolbook L2" fo:font-size="11pt" officeooo:rsid="00223a7e" officeooo:paragraph-rsid="003f6cc2" style:font-size-asian="11pt" style:font-size-complex="11pt"/>
    </style:style>
    <style:style style:name="P18" style:family="paragraph" style:parent-style-name="Standard">
      <style:text-properties style:font-name="Century Schoolbook L2" fo:font-size="11pt" officeooo:rsid="00223a7e" officeooo:paragraph-rsid="00441d07" style:font-size-asian="11pt" style:font-size-complex="11pt"/>
    </style:style>
    <style:style style:name="P19" style:family="paragraph" style:parent-style-name="Standard">
      <style:text-properties style:font-name="Century Schoolbook L2" fo:font-size="11pt" officeooo:rsid="00223a7e" officeooo:paragraph-rsid="004bef3e" style:font-size-asian="11pt" style:font-size-complex="11pt"/>
    </style:style>
    <style:style style:name="P20" style:family="paragraph" style:parent-style-name="Standard">
      <style:text-properties style:font-name="Century Schoolbook L2" fo:font-size="11pt" officeooo:rsid="00223a7e" officeooo:paragraph-rsid="00223a7e" style:font-size-asian="11pt" style:font-size-complex="11pt"/>
    </style:style>
    <style:style style:name="P21" style:family="paragraph" style:parent-style-name="Standard">
      <style:text-properties style:font-name="Century Schoolbook L2" fo:font-size="11pt" officeooo:rsid="00223a7e" officeooo:paragraph-rsid="002e7f40" style:font-size-asian="11pt" style:font-size-complex="11pt"/>
    </style:style>
    <style:style style:name="P22" style:family="paragraph" style:parent-style-name="Standard">
      <style:text-properties officeooo:paragraph-rsid="002ebe24"/>
    </style:style>
    <style:style style:name="P23" style:family="paragraph" style:parent-style-name="Standard" style:list-style-name="L4">
      <style:paragraph-properties fo:margin-top="0.1799in" fo:margin-bottom="0in" loext:contextual-spacing="true"/>
      <style:text-properties style:font-name="Century Schoolbook L2" fo:font-size="11pt" officeooo:rsid="00223a7e" officeooo:paragraph-rsid="002b0644" style:font-size-asian="11pt" style:font-size-complex="11pt"/>
    </style:style>
    <style:style style:name="P24" style:family="paragraph" style:parent-style-name="Standard" style:list-style-name="L4">
      <style:paragraph-properties fo:margin-top="0.1799in" fo:margin-bottom="0in" loext:contextual-spacing="true"/>
      <style:text-properties style:font-name="Century Schoolbook L2" fo:font-size="11pt" fo:font-style="normal" officeooo:rsid="002b0644" officeooo:paragraph-rsid="002b0644" style:font-size-asian="11pt" style:font-style-asian="normal" style:font-size-complex="11pt" style:font-style-complex="normal"/>
    </style:style>
    <style:style style:name="P25" style:family="paragraph" style:parent-style-name="Standard" style:list-style-name="L4">
      <style:paragraph-properties fo:margin-top="0.1799in" fo:margin-bottom="0in" loext:contextual-spacing="true"/>
      <style:text-properties fo:font-size="11pt" officeooo:rsid="00223a7e" officeooo:paragraph-rsid="002b0644" style:font-size-asian="11pt" style:font-size-complex="11pt"/>
    </style:style>
    <style:style style:name="P26" style:family="paragraph" style:parent-style-name="List_20_1" style:list-style-name="L1"/>
    <style:style style:name="P27" style:family="paragraph" style:parent-style-name="List_20_1" style:list-style-name="L1">
      <style:text-properties officeooo:paragraph-rsid="002e0648"/>
    </style:style>
    <style:style style:name="P28" style:family="paragraph" style:parent-style-name="List_20_1" style:list-style-name="L2"/>
    <style:style style:name="P29" style:family="paragraph" style:parent-style-name="List_20_1" style:list-style-name="L2">
      <style:text-properties officeooo:paragraph-rsid="002e27d8"/>
    </style:style>
    <style:style style:name="P30" style:family="paragraph" style:parent-style-name="List_20_1" style:list-style-name="L2">
      <style:text-properties officeooo:rsid="002e1da6" officeooo:paragraph-rsid="002e27d8"/>
    </style:style>
    <style:style style:name="P31" style:family="paragraph" style:parent-style-name="List_20_1" style:list-style-name="L3"/>
    <style:style style:name="P32" style:family="paragraph" style:parent-style-name="Heading_20_1">
      <style:text-properties style:font-name="Century Schoolbook L2"/>
    </style:style>
    <style:style style:name="P33" style:family="paragraph" style:parent-style-name="Heading_20_1">
      <style:text-properties style:font-name="Century Schoolbook L2" officeooo:rsid="00223a7e" officeooo:paragraph-rsid="00223a7e"/>
    </style:style>
    <style:style style:name="P34" style:family="paragraph" style:parent-style-name="Preformatted_20_Text" style:master-page-name="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page-number="auto" style:shadow="none">
        <style:tab-stops/>
      </style:paragraph-properties>
      <style:text-properties fo:font-size="9pt" fo:font-weight="normal" officeooo:rsid="0041de9d" officeooo:paragraph-rsid="0041de9d" style:font-size-asian="9pt" style:font-weight-asian="normal" style:font-size-complex="9pt" style:font-weight-complex="normal"/>
    </style:style>
    <style:style style:name="P35" style:family="paragraph" style:parent-style-name="Preformatted_20_Text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shadow="none">
        <style:tab-stops/>
      </style:paragraph-properties>
      <style:text-properties fo:font-size="9pt" officeooo:rsid="0045f5c3" officeooo:paragraph-rsid="0045f5c3" style:font-size-asian="9pt" style:font-size-complex="9pt"/>
    </style:style>
    <style:style style:name="P36" style:family="paragraph" style:parent-style-name="Preformatted_20_Text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shadow="none">
        <style:tab-stops/>
      </style:paragraph-properties>
      <style:text-properties fo:font-size="9pt" officeooo:rsid="002344e8" officeooo:paragraph-rsid="0045f5c3" style:font-size-asian="9pt" style:font-size-complex="9pt"/>
    </style:style>
    <style:style style:name="P37" style:family="paragraph" style:parent-style-name="Preformatted_20_Text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shadow="none">
        <style:tab-stops/>
      </style:paragraph-properties>
      <style:text-properties fo:font-size="9pt" officeooo:paragraph-rsid="0045f5c3" style:font-size-asian="9pt" style:font-size-complex="9pt"/>
    </style:style>
    <style:style style:name="P38" style:family="paragraph" style:parent-style-name="Preformatted_20_Text">
      <style:paragraph-properties fo:margin-left="0in" fo:margin-right="0in" fo:text-indent="0in" style:auto-text-indent="false">
        <style:tab-stops>
          <style:tab-stop style:position="0.25in"/>
          <style:tab-stop style:position="0.5in"/>
          <style:tab-stop style:position="0.7575in"/>
        </style:tab-stops>
      </style:paragraph-properties>
      <style:text-properties fo:font-size="9pt" officeooo:rsid="00250701" officeooo:paragraph-rsid="0044553c" style:font-size-asian="9pt" style:font-size-complex="9pt"/>
    </style:style>
    <style:style style:name="P39" style:family="paragraph" style:parent-style-name="Preformatted_20_Text">
      <style:paragraph-properties fo:margin-left="0in" fo:margin-right="0in" fo:text-indent="0in" style:auto-text-indent="false">
        <style:tab-stops>
          <style:tab-stop style:position="0.25in"/>
          <style:tab-stop style:position="2.25in"/>
        </style:tab-stops>
      </style:paragraph-properties>
      <style:text-properties fo:font-size="9pt" officeooo:rsid="00250701" officeooo:paragraph-rsid="00320008" style:font-size-asian="9pt" style:font-size-complex="9pt"/>
    </style:style>
    <style:style style:name="P40" style:family="paragraph" style:parent-style-name="Preformatted_20_Text">
      <style:paragraph-properties fo:margin-left="0in" fo:margin-right="0in" fo:text-indent="0in" style:auto-text-indent="false">
        <style:tab-stops>
          <style:tab-stop style:position="0.25in"/>
          <style:tab-stop style:position="2.25in"/>
        </style:tab-stops>
      </style:paragraph-properties>
      <style:text-properties fo:font-size="9pt" officeooo:rsid="00250701" officeooo:paragraph-rsid="004a2fef" style:font-size-asian="9pt" style:font-size-complex="9pt"/>
    </style:style>
    <style:style style:name="P41" style:family="paragraph" style:parent-style-name="Preformatted_20_Text">
      <style:paragraph-properties fo:margin-left="0in" fo:margin-right="0in" fo:text-indent="0in" style:auto-text-indent="false">
        <style:tab-stops>
          <style:tab-stop style:position="0.25in"/>
          <style:tab-stop style:position="1.6252in"/>
          <style:tab-stop style:position="2.5in"/>
        </style:tab-stops>
      </style:paragraph-properties>
      <style:text-properties fo:font-size="9pt" officeooo:rsid="00250701" officeooo:paragraph-rsid="00441d07" style:font-size-asian="9pt" style:font-size-complex="9pt"/>
    </style:style>
    <style:style style:name="P42" style:family="paragraph" style:parent-style-name="Preformatted_20_Text">
      <style:paragraph-properties fo:margin-left="0in" fo:margin-right="0in" fo:text-indent="0in" style:auto-text-indent="false">
        <style:tab-stops>
          <style:tab-stop style:position="0.25in"/>
          <style:tab-stop style:position="0.5in"/>
          <style:tab-stop style:position="0.7575in"/>
        </style:tab-stops>
      </style:paragraph-properties>
      <style:text-properties fo:font-size="9pt" officeooo:paragraph-rsid="0044553c" style:font-size-asian="9pt" style:font-size-complex="9pt"/>
    </style:style>
    <style:style style:name="P43" style:family="paragraph" style:parent-style-name="Preformatted_20_Text">
      <style:paragraph-properties fo:margin-left="0in" fo:margin-right="0in" fo:text-indent="0in" style:auto-text-indent="false">
        <style:tab-stops>
          <style:tab-stop style:position="0.25in"/>
          <style:tab-stop style:position="0.5in"/>
          <style:tab-stop style:position="0.7575in"/>
        </style:tab-stops>
      </style:paragraph-properties>
      <style:text-properties officeooo:paragraph-rsid="0044553c"/>
    </style:style>
    <style:style style:name="P44" style:family="paragraph" style:parent-style-name="Preformatted_20_Text">
      <style:paragraph-properties fo:margin-left="0in" fo:margin-right="0in" fo:text-indent="0in" style:auto-text-indent="false">
        <style:tab-stops>
          <style:tab-stop style:position="0.25in"/>
          <style:tab-stop style:position="2.25in"/>
        </style:tab-stops>
      </style:paragraph-properties>
      <style:text-properties officeooo:paragraph-rsid="00320008"/>
    </style:style>
    <style:style style:name="P45" style:family="paragraph" style:parent-style-name="Preformatted_20_Text">
      <style:paragraph-properties fo:margin-left="0in" fo:margin-right="0in" fo:text-indent="0in" style:auto-text-indent="false">
        <style:tab-stops>
          <style:tab-stop style:position="0.25in"/>
          <style:tab-stop style:position="2.25in"/>
        </style:tab-stops>
      </style:paragraph-properties>
      <style:text-properties officeooo:paragraph-rsid="00441d07"/>
    </style:style>
    <style:style style:name="P46" style:family="paragraph" style:parent-style-name="Preformatted_20_Text">
      <style:paragraph-properties fo:margin-left="0in" fo:margin-right="0in" fo:text-indent="0in" style:auto-text-indent="false">
        <style:tab-stops>
          <style:tab-stop style:position="0.25in"/>
          <style:tab-stop style:position="1.6252in"/>
          <style:tab-stop style:position="2.5in"/>
        </style:tab-stops>
      </style:paragraph-properties>
      <style:text-properties officeooo:paragraph-rsid="00441d07"/>
    </style:style>
    <style:style style:name="P47" style:family="paragraph" style:parent-style-name="Preformatted_20_Text">
      <style:paragraph-properties fo:margin-top="0in" fo:margin-bottom="0in" loext:contextual-spacing="true">
        <style:tab-stops/>
      </style:paragraph-properties>
    </style:style>
    <style:style style:name="P48" style:family="paragraph" style:parent-style-name="Figure">
      <style:paragraph-properties fo:text-align="start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04bf2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04bf2" style:font-style-asian="normal" style:font-style-complex="normal"/>
    </style:style>
    <style:style style:name="T5" style:family="text">
      <style:text-properties fo:font-style="normal" officeooo:rsid="002344e8" style:font-style-asian="normal" style:font-style-complex="normal"/>
    </style:style>
    <style:style style:name="T6" style:family="text">
      <style:text-properties fo:font-style="normal" officeooo:rsid="002b0644" style:font-style-asian="normal" style:font-style-complex="normal"/>
    </style:style>
    <style:style style:name="T7" style:family="text">
      <style:text-properties fo:font-style="normal" officeooo:rsid="0030bd3a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officeooo:rsid="00221a94"/>
    </style:style>
    <style:style style:name="T10" style:family="text">
      <style:text-properties officeooo:rsid="00223a7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44e8" style:font-weight-asian="bold" style:font-weight-complex="bold"/>
    </style:style>
    <style:style style:name="T13" style:family="text">
      <style:text-properties fo:font-weight="bold" officeooo:rsid="002af568" style:font-weight-asian="bold" style:font-weight-complex="bold"/>
    </style:style>
    <style:style style:name="T14" style:family="text">
      <style:text-properties fo:font-weight="bold" officeooo:rsid="002e7f40" style:font-weight-asian="bold" style:font-weight-complex="bold"/>
    </style:style>
    <style:style style:name="T15" style:family="text">
      <style:text-properties fo:font-weight="bold" officeooo:rsid="0030bd3a" style:font-weight-asian="bold" style:font-weight-complex="bold"/>
    </style:style>
    <style:style style:name="T16" style:family="text">
      <style:text-properties fo:font-weight="bold" officeooo:rsid="0030ec94" style:font-weight-asian="bold" style:font-weight-complex="bold"/>
    </style:style>
    <style:style style:name="T17" style:family="text">
      <style:text-properties fo:font-weight="bold" officeooo:rsid="003745dd" style:font-weight-asian="bold" style:font-weight-complex="bold"/>
    </style:style>
    <style:style style:name="T18" style:family="text">
      <style:text-properties fo:font-weight="bold" officeooo:rsid="003910a4" style:font-weight-asian="bold" style:font-weight-complex="bold"/>
    </style:style>
    <style:style style:name="T19" style:family="text">
      <style:text-properties fo:font-weight="bold" officeooo:rsid="00320008" style:font-weight-asian="bold" style:font-weight-complex="bold"/>
    </style:style>
    <style:style style:name="T20" style:family="text">
      <style:text-properties fo:font-weight="bold" officeooo:rsid="0044089a" style:font-weight-asian="bold" style:font-weight-complex="bold"/>
    </style:style>
    <style:style style:name="T21" style:family="text">
      <style:text-properties fo:font-weight="bold" officeooo:rsid="00441d07" style:font-weight-asian="bold" style:font-weight-complex="bold"/>
    </style:style>
    <style:style style:name="T22" style:family="text">
      <style:text-properties fo:font-weight="bold" officeooo:rsid="0046f481" style:font-weight-asian="bold" style:font-weight-complex="bold"/>
    </style:style>
    <style:style style:name="T23" style:family="text">
      <style:text-properties fo:font-weight="bold" officeooo:rsid="004a2fef" style:font-weight-asian="bold" style:font-weight-complex="bold"/>
    </style:style>
    <style:style style:name="T24" style:family="text">
      <style:text-properties fo:font-weight="bold" officeooo:rsid="00545aec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344e8" style:font-weight-asian="normal" style:font-weight-complex="normal"/>
    </style:style>
    <style:style style:name="T27" style:family="text">
      <style:text-properties fo:font-weight="normal" officeooo:rsid="00249980" style:font-weight-asian="normal" style:font-weight-complex="normal"/>
    </style:style>
    <style:style style:name="T28" style:family="text">
      <style:text-properties fo:font-weight="normal" officeooo:rsid="002c51c9" style:font-weight-asian="normal" style:font-weight-complex="normal"/>
    </style:style>
    <style:style style:name="T29" style:family="text">
      <style:text-properties fo:font-weight="normal" officeooo:rsid="002e0648" style:font-weight-asian="normal" style:font-weight-complex="normal"/>
    </style:style>
    <style:style style:name="T30" style:family="text">
      <style:text-properties fo:font-weight="normal" officeooo:rsid="002e7f40" style:font-weight-asian="normal" style:font-weight-complex="normal"/>
    </style:style>
    <style:style style:name="T31" style:family="text">
      <style:text-properties fo:font-weight="normal" officeooo:rsid="0030ec94" style:font-weight-asian="normal" style:font-weight-complex="normal"/>
    </style:style>
    <style:style style:name="T32" style:family="text">
      <style:text-properties fo:font-weight="normal" officeooo:rsid="00320008" style:font-weight-asian="normal" style:font-weight-complex="normal"/>
    </style:style>
    <style:style style:name="T33" style:family="text">
      <style:text-properties fo:font-weight="normal" officeooo:rsid="0030bd3a" style:font-weight-asian="normal" style:font-weight-complex="normal"/>
    </style:style>
    <style:style style:name="T34" style:family="text">
      <style:text-properties fo:font-weight="normal" officeooo:rsid="00357216" style:font-weight-asian="normal" style:font-weight-complex="normal"/>
    </style:style>
    <style:style style:name="T35" style:family="text">
      <style:text-properties fo:font-weight="normal" officeooo:rsid="003745dd" style:font-weight-asian="normal" style:font-weight-complex="normal"/>
    </style:style>
    <style:style style:name="T36" style:family="text">
      <style:text-properties fo:font-weight="normal" officeooo:rsid="003910a4" style:font-weight-asian="normal" style:font-weight-complex="normal"/>
    </style:style>
    <style:style style:name="T37" style:family="text">
      <style:text-properties fo:font-weight="normal" officeooo:rsid="003ff7d2" style:font-weight-asian="normal" style:font-weight-complex="normal"/>
    </style:style>
    <style:style style:name="T38" style:family="text">
      <style:text-properties fo:font-weight="normal" officeooo:rsid="0041de9d" style:font-weight-asian="normal" style:font-weight-complex="normal"/>
    </style:style>
    <style:style style:name="T39" style:family="text">
      <style:text-properties fo:font-weight="normal" officeooo:rsid="0044089a" style:font-weight-asian="normal" style:font-weight-complex="normal"/>
    </style:style>
    <style:style style:name="T40" style:family="text">
      <style:text-properties fo:font-weight="normal" officeooo:rsid="0045f5c3" style:font-weight-asian="normal" style:font-weight-complex="normal"/>
    </style:style>
    <style:style style:name="T41" style:family="text">
      <style:text-properties fo:font-weight="normal" officeooo:rsid="004843ea" style:font-weight-asian="normal" style:font-weight-complex="normal"/>
    </style:style>
    <style:style style:name="T42" style:family="text">
      <style:text-properties fo:font-weight="normal" officeooo:rsid="00545aec" style:font-weight-asian="normal" style:font-weight-complex="normal"/>
    </style:style>
    <style:style style:name="T43" style:family="text">
      <style:text-properties officeooo:rsid="002344e8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fo:font-size="9pt" officeooo:rsid="00250701" style:font-size-asian="9pt" style:font-size-complex="9pt"/>
    </style:style>
    <style:style style:name="T46" style:family="text">
      <style:text-properties fo:font-size="9pt" officeooo:rsid="0030ec94" style:font-size-asian="9pt" style:font-size-complex="9pt"/>
    </style:style>
    <style:style style:name="T47" style:family="text">
      <style:text-properties fo:font-size="9pt" officeooo:rsid="00320008" style:font-size-asian="9pt" style:font-size-complex="9pt"/>
    </style:style>
    <style:style style:name="T48" style:family="text">
      <style:text-properties fo:font-size="9pt" officeooo:rsid="0044553c" style:font-size-asian="9pt" style:font-size-complex="9pt"/>
    </style:style>
    <style:style style:name="T49" style:family="text">
      <style:text-properties fo:font-size="9pt" officeooo:rsid="004a2fef" style:font-size-asian="9pt" style:font-size-complex="9pt"/>
    </style:style>
    <style:style style:name="T50" style:family="text">
      <style:text-properties fo:font-size="9pt" officeooo:rsid="004bef3e" style:font-size-asian="9pt" style:font-size-complex="9pt"/>
    </style:style>
    <style:style style:name="T51" style:family="text">
      <style:text-properties style:font-name="Century Schoolbook L2" fo:font-size="11pt" officeooo:rsid="00223a7e" style:font-size-asian="11pt" style:font-size-complex="11pt"/>
    </style:style>
    <style:style style:name="T52" style:family="text">
      <style:text-properties style:font-name="Century Schoolbook L2" fo:font-size="11pt" officeooo:rsid="002344e8" style:font-size-asian="11pt" style:font-size-complex="11pt"/>
    </style:style>
    <style:style style:name="T53" style:family="text">
      <style:text-properties style:font-name="Century Schoolbook L2" fo:font-size="11pt" officeooo:rsid="0027dd73" style:font-size-asian="11pt" style:font-size-complex="11pt"/>
    </style:style>
    <style:style style:name="T54" style:family="text">
      <style:text-properties style:font-name="Century Schoolbook L2" fo:font-size="11pt" officeooo:rsid="0044553c" style:font-size-asian="11pt" style:font-size-complex="11pt"/>
    </style:style>
    <style:style style:name="T55" style:family="text">
      <style:text-properties style:font-name="Century Schoolbook L2" fo:font-size="11pt" fo:font-weight="bold" officeooo:rsid="002344e8" style:font-size-asian="11pt" style:font-weight-asian="bold" style:font-size-complex="11pt" style:font-weight-complex="bold"/>
    </style:style>
    <style:style style:name="T56" style:family="text">
      <style:text-properties style:font-name="Century Schoolbook L2" fo:font-size="11pt" fo:font-weight="bold" officeooo:rsid="002e7f40" style:font-size-asian="11pt" style:font-weight-asian="bold" style:font-size-complex="11pt" style:font-weight-complex="bold"/>
    </style:style>
    <style:style style:name="T57" style:family="text">
      <style:text-properties style:font-name="Century Schoolbook L2" fo:font-size="11pt" fo:font-weight="bold" officeooo:rsid="00433cbe" style:font-size-asian="11pt" style:font-weight-asian="bold" style:font-size-complex="11pt" style:font-weight-complex="bold"/>
    </style:style>
    <style:style style:name="T58" style:family="text">
      <style:text-properties style:font-name="Century Schoolbook L2" fo:font-size="11pt" fo:font-weight="normal" officeooo:rsid="002344e8" style:font-size-asian="11pt" style:font-weight-asian="normal" style:font-size-complex="11pt" style:font-weight-complex="normal"/>
    </style:style>
    <style:style style:name="T59" style:family="text">
      <style:text-properties style:font-name="Century Schoolbook L2" fo:font-size="11pt" fo:font-weight="normal" officeooo:rsid="002981e8" style:font-size-asian="11pt" style:font-weight-asian="normal" style:font-size-complex="11pt" style:font-weight-complex="normal"/>
    </style:style>
    <style:style style:name="T60" style:family="text">
      <style:text-properties style:font-name="Century Schoolbook L2" fo:font-size="11pt" fo:font-weight="normal" officeooo:rsid="002ebe24" style:font-size-asian="11pt" style:font-weight-asian="normal" style:font-size-complex="11pt" style:font-weight-complex="normal"/>
    </style:style>
    <style:style style:name="T61" style:family="text">
      <style:text-properties style:font-name="Century Schoolbook L2" fo:font-size="11pt" fo:font-weight="normal" officeooo:rsid="002e7f40" style:font-size-asian="11pt" style:font-weight-asian="normal" style:font-size-complex="11pt" style:font-weight-complex="normal"/>
    </style:style>
    <style:style style:name="T62" style:family="text">
      <style:text-properties style:font-name="Century Schoolbook L2" fo:font-size="11pt" fo:font-weight="normal" officeooo:rsid="00433cbe" style:font-size-asian="11pt" style:font-weight-asian="normal" style:font-size-complex="11pt" style:font-weight-complex="normal"/>
    </style:style>
    <style:style style:name="T63" style:family="text">
      <style:text-properties style:font-name="Century Schoolbook L2" fo:font-style="normal" officeooo:rsid="002b0644" style:font-style-asian="normal" style:font-style-complex="normal"/>
    </style:style>
    <style:style style:name="T64" style:family="text">
      <style:text-properties style:font-name="Century Schoolbook L2" fo:font-style="normal" officeooo:rsid="002344e8" style:font-style-asian="normal" style:font-style-complex="normal"/>
    </style:style>
    <style:style style:name="T65" style:family="text">
      <style:text-properties style:font-name="Century Schoolbook L2" fo:font-style="normal" fo:font-weight="bold" officeooo:rsid="002344e8" style:font-style-asian="normal" style:font-weight-asian="bold" style:font-style-complex="normal" style:font-weight-complex="bold"/>
    </style:style>
    <style:style style:name="T66" style:family="text">
      <style:text-properties officeooo:rsid="002af568"/>
    </style:style>
    <style:style style:name="T67" style:family="text">
      <style:text-properties officeooo:rsid="002b0644"/>
    </style:style>
    <style:style style:name="T68" style:family="text">
      <style:text-properties officeooo:rsid="002e1da6"/>
    </style:style>
    <style:style style:name="T69" style:family="text">
      <style:text-properties officeooo:rsid="002e7f40"/>
    </style:style>
    <style:style style:name="T70" style:family="text">
      <style:text-properties officeooo:rsid="0030bd3a"/>
    </style:style>
    <style:style style:name="T71" style:family="text">
      <style:text-properties officeooo:rsid="0030ec94"/>
    </style:style>
    <style:style style:name="T72" style:family="text">
      <style:text-properties officeooo:rsid="00320008"/>
    </style:style>
    <style:style style:name="T73" style:family="text">
      <style:text-properties officeooo:rsid="003ba796"/>
    </style:style>
    <style:style style:name="T74" style:family="text">
      <style:text-properties officeooo:rsid="003d5aa2"/>
    </style:style>
    <style:style style:name="T75" style:family="text">
      <style:text-properties officeooo:rsid="00441d07"/>
    </style:style>
    <style:style style:name="T76" style:family="text">
      <style:text-properties officeooo:rsid="0044553c"/>
    </style:style>
    <style:style style:name="T77" style:family="text">
      <style:text-properties officeooo:rsid="004a2fef"/>
    </style:style>
    <style:style style:name="T78" style:family="text">
      <style:text-properties officeooo:rsid="004bef3e"/>
    </style:style>
    <style:style style:name="T79" style:family="text">
      <style:text-properties officeooo:rsid="004c59be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 fo:padding="0in" fo:border="none" style:shadow="none" draw:shadow-opacity="100%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haps</text:p>
      <text:p text:style-name="P8"><text:span text:style-name="T22">h</text:span><text:span text:style-name="T11">aps</text:span> is a simple system for preserving files and associated metadata. You can think of it in different ways:</text:p>
      <text:list xml:id="list2844725755023369559" text:style-name="L1">
        <text:list-item>
          <text:p text:style-name="P26">Haps Ain’t a Preservation System.</text:p>
        </text:list-item>
        <text:list-item>
          <text:p text:style-name="P27"><text:span text:style-name="T2">A </text:span>Half-A**ed Preservation System.</text:p>
        </text:list-item>
        <text:list-item>
          <text:p text:style-name="P26">per<text:span text:style-name="T4">HAPS</text:span> it will tide us over until we get our act together enough to implement a proper preservation system.</text:p>
        </text:list-item>
      </text:list>
      <text:p text:style-name="P2">It is not a full-fledged digital preservation system; it is a system for keeping files and metadata until such time as they can be put into a proper preservation system (if that ever happens).</text:p>
      <text:h text:style-name="P32" text:outline-level="1">First principles</text:h>
      <text:list xml:id="list8135313703464096569" text:style-name="L2">
        <text:list-item>
          <text:p text:style-name="P28"><text:span text:style-name="T68">F</text:span>ile <text:span text:style-name="T9">content</text:span>s <text:span text:style-name="T68">are preserved unchanged</text:span>.</text:p>
        </text:list-item>
        <text:list-item>
          <text:p text:style-name="P28"><text:span text:style-name="T68">F</text:span>ile names <text:span text:style-name="T68">are preserved unchanged</text:span>.</text:p>
        </text:list-item>
        <text:list-item>
          <text:p text:style-name="P28"><text:span text:style-name="T68">If f</text:span>iles <text:span text:style-name="T68">are organized </text:span>into folders and subfolders,<text:span text:style-name="T68"> these are preserved.</text:span></text:p>
        </text:list-item>
        <text:list-item>
          <text:p text:style-name="P29"><text:span text:style-name="T9">M</text:span>etadata is optional.</text:p>
        </text:list-item>
        <text:list-item>
          <text:p text:style-name="P30">Metadata, if present, is preserved unchanged.</text:p>
        </text:list-item>
        <text:list-item>
          <text:p text:style-name="P28">Metadata <text:span text:style-name="T71">elements are</text:span> not required to adhere to any schema.</text:p>
        </text:list-item>
        <text:list-item>
          <text:p text:style-name="P28">Metadata is in plain text format<text:span text:style-name="T10">.</text:span></text:p>
        </text:list-item>
      </text:list>
      <text:h text:style-name="P33" text:outline-level="1">Implementation</text:h>
      <text:p text:style-name="P1">Implementation details are given here because they are so simple.</text:p>
      <text:h text:style-name="Heading_20_1" text:outline-level="1">Package format</text:h>
      <text:p text:style-name="P20">A valid <text:span text:style-name="T14">haps</text:span><text:span text:style-name="T11"> </text:span><text:span text:style-name="T25">ingest </text:span>package is a folder that contains a subfolder named <text:span text:style-name="T8">files</text:span><text:span text:style-name="T1"> </text:span><text:span text:style-name="T3">in which a</text:span>ll content files (and folders) are placed.</text:p>
      <text:p text:style-name="P7">All file and folder names must be encoded using UTF-8 without a BOM. This requirement rules out non-ASCII file names on certain filesystems (e.g., FAT16).</text:p>
      <text:p text:style-name="P10"><text:span text:style-name="T51">The package must contain </text:span><text:span text:style-name="T52">an folder named </text:span><text:span text:style-name="T56">haps</text:span><text:span text:style-name="T61"> </text:span><text:span text:style-name="T62">that in turn contains an empty folder named </text:span><text:span text:style-name="T57">v1 </text:span><text:span text:style-name="T62">(and nothing else).</text:span><text:span text:style-name="T55"> </text:span><text:span text:style-name="T59">This folder should not exist until</text:span><text:span text:style-name="T58"> the package is </text:span><text:span text:style-name="T59">successfully </text:span><text:span text:style-name="T58">built. </text:span><text:span text:style-name="T59">A tool that must have exclusive access to a package </text:span><text:span text:style-name="T60">should</text:span><text:span text:style-name="T59"> temporarily rename </text:span><text:span text:style-name="T60">or remove</text:span><text:span text:style-name="T59"> </text:span><text:span text:style-name="T57">v1.</text:span></text:p>
      <text:p text:style-name="P3"><text:span text:style-name="T43">The package must contain, at its top level, a folder named </text:span><text:span text:style-name="T12">metadata.</text:span></text:p>
      <text:p text:style-name="P3"><text:span text:style-name="T69">The </text:span><text:span text:style-name="T14">metadata</text:span><text:span text:style-name="T69"> folder must contain </text:span>one or both of the following:</text:p>
      <text:list xml:id="list7137370251461260789" text:style-name="L3">
        <text:list-item>
          <text:p text:style-name="P31">A file named <text:span text:style-name="T16">files</text:span><text:span text:style-name="T11">.txt</text:span> containing metadata for the content <text:span text:style-name="T43">files, described below.</text:span></text:p>
        </text:list-item>
        <text:list-item>
          <text:p text:style-name="P31"><text:soft-page-break/>A file named <text:span text:style-name="T11">descrip.txt</text:span> containing a free-text description of the <text:span text:style-name="T70">package, the </text:span>content <text:span text:style-name="T70">of its </text:span>files, their origins, <text:span text:style-name="T74">or anything else.</text:span></text:p>
        </text:list-item>
      </text:list>
      <text:p text:style-name="P17"><text:span text:style-name="T73">The file </text:span><text:span text:style-name="T16">metadata/files.txt</text:span><text:span text:style-name="T71"> must contain a sequence of lines, with Unix line endings (ASCII decimal character 10), each separated into fields using tabs (ASCII decimal character 9). The first line is a header that names the fields that occur in the subsequent lines. The first field must be named </text:span><text:span text:style-name="T16">File </text:span><text:span text:style-name="T34">and</text:span><text:span text:style-name="T71"> is the only required field. Each value of this field must be the unique path to a file relative to the package root; no two lines may have the same value for this field</text:span><text:span text:style-name="T31">. </text:span><text:span text:style-name="T41">Adjacent path components must be separated by a single forward slash (ASCII decimal character 47). </text:span><text:span text:style-name="T35">The </text:span><text:span text:style-name="T17">File </text:span><text:span text:style-name="T35">field may not be repeated, but all other fields may. </text:span><text:span text:style-name="T36">Except for the </text:span><text:span text:style-name="T18">File</text:span><text:span text:style-name="T36"> field, the order of fields is not restricted; most notably, two instances of a repeated field are not required to be adjacent</text:span><text:span text:style-name="T35">.</text:span></text:p>
      <text:p text:style-name="P5"><text:span text:style-name="T32">A minimal </text:span><text:span text:style-name="T19">metadata/files.txt</text:span><text:span text:style-name="T32"> thus might look like this:</text:span></text:p>
      <text:p text:style-name="P44"><text:tab/><text:span text:style-name="T47">File<text:tab/>Description</text:span></text:p>
      <text:p text:style-name="P39"><text:tab/><text:span text:style-name="T72">files/intro.pdf<text:tab/>Introduction</text:span></text:p>
      <text:p text:style-name="P45"><text:span text:style-name="T45"><text:tab/></text:span><text:span text:style-name="T47">files/</text:span><text:span text:style-name="T50">ditl</text:span><text:span text:style-name="T47">/</text:span><text:span text:style-name="T49">movie</text:span><text:span text:style-name="T47">.mp4<text:tab/></text:span><text:span text:style-name="T49">Sludge movie</text:span></text:p>
      <text:p text:style-name="P40"><text:span text:style-name="T72"><text:tab/>files/ditl/1/wake.txt<text:tab/>Waking (text)</text:span></text:p>
      <text:p text:style-name="P40"><text:span text:style-name="T72"><text:tab/>files/ditl/1/wake.pdf<text:tab/>Waking (PDF)</text:span></text:p>
      <text:p text:style-name="P18"><text:span text:style-name="T71">The </text:span><text:span text:style-name="T15">metadata</text:span><text:span text:style-name="T70"> folder may also contain a file </text:span><text:span text:style-name="T15">objects.txt</text:span><text:span text:style-name="T70"> containing per-object metadata. This file, if present, is similar in form to </text:span><text:span text:style-name="T15">files.txt</text:span><text:span text:style-name="T70"> but contains metadata that is associated with particular folders within </text:span><text:span text:style-name="T15">files </text:span><text:span text:style-name="T42">(or files itself)</text:span><text:span text:style-name="T33">.</text:span><text:span text:style-name="T70"> The only required field is </text:span><text:span text:style-name="T15">Object</text:span><text:span text:style-name="T70">, which must be the first field; each value of this field must be the unique path to a folder within </text:span><text:span text:style-name="T15">files </text:span><text:span text:style-name="T70">(or to </text:span><text:span text:style-name="T15">files </text:span><text:span text:style-name="T70">itself). For example:</text:span></text:p>
      <text:p text:style-name="P46"><text:tab/><text:span text:style-name="T75">Object</text:span><text:span text:style-name="T47"><text:tab/></text:span><text:span text:style-name="T49">ID<text:tab/>Title</text:span></text:p>
      <text:p text:style-name="P46"><text:span text:style-name="T49"><text:tab/></text:span><text:span text:style-name="T50">files<text:tab/>124<text:tab/>All about sludge</text:span></text:p>
      <text:p text:style-name="P41"><text:tab/><text:span text:style-name="T72">files/ditl<text:tab/>124.1<text:tab/>A day in the life of sludge</text:span></text:p>
      <text:p text:style-name="P41"><text:tab/><text:span text:style-name="T75">files/ditl/1<text:tab/>124.1a<text:tab/>I. Waking up is hard for sludge to do</text:span></text:p>
      <text:p text:style-name="P19"><text:span text:style-name="T78">As shown here, objects may be nested. </text:span><text:span text:style-name="T23">haps </text:span><text:span text:style-name="T77">itself ignores </text:span><text:span text:style-name="T21">objects.txt</text:span><text:span text:style-name="T75">, but it may be useful to other programs.</text:span></text:p>
      <text:p text:style-name="P18"><text:span text:style-name="T75">The </text:span><text:span text:style-name="T15">metadata</text:span><text:span text:style-name="T70"> folder may contain any number of other files besides </text:span><text:span text:style-name="T15">files.txt</text:span><text:span text:style-name="T33">,</text:span><text:span text:style-name="T15"> descrip.txt</text:span><text:span text:style-name="T33">, </text:span><text:span text:style-name="T39">and </text:span><text:span text:style-name="T20">objects.txt</text:span><text:span text:style-name="T15">;</text:span><text:span text:style-name="T70"> these will be preserved but otherwise ignored. However, any files within </text:span><text:span text:style-name="T15">metadata </text:span><text:span text:style-name="T70">whose names have the extension </text:span><text:span text:style-name="T15">.txt</text:span><text:span text:style-name="T70"> must be plain text files, encoded using UTF-8. Subfolders within </text:span><text:span text:style-name="T15">metadata </text:span><text:span text:style-name="T70">are not allowed.</text:span></text:p>
      <text:p text:style-name="P4">The package must also contain a file <text:span text:style-name="T11">md5sum.txt</text:span> that contains MD5 checksums for <text:span text:style-name="T66">all </text:span>files <text:span text:style-name="T66">within the package except </text:span><text:span text:style-name="T13">md5sum.txt </text:span><text:span text:style-name="T66">itself. This</text:span> file <text:span text:style-name="T70">is a sequence of lines of which each has four elements in the following order:</text:span></text:p>
      <text:list xml:id="list8043409184936041311" text:style-name="L4">
        <text:list-item>
          <text:p text:style-name="P23"><text:span text:style-name="T6">the </text:span><text:span text:style-name="T7">MD5 </text:span><text:span text:style-name="T6">checksum</text:span><text:span text:style-name="T67"> in ASCII hexadecimal format (using lowercase a through f)</text:span></text:p>
        </text:list-item>
        <text:list-item>
          <text:p text:style-name="P23"><text:span text:style-name="T67">a single ASCII </text:span><text:span text:style-name="T5">space</text:span></text:p>
        </text:list-item>
        <text:list-item>
          <text:p text:style-name="P24">a single ASCII asterisk</text:p>
        </text:list-item>
        <text:list-item>
          <text:p text:style-name="P25"><text:span text:style-name="T63">the file path</text:span><text:span text:style-name="T64"> relative to the </text:span><text:span text:style-name="T65">md5sum.txt</text:span><text:span text:style-name="T64"> file itself</text:span></text:p>
        </text:list-item>
      </text:list>
      <text:p text:style-name="P22"><draw:frame draw:style-name="fr1" draw:name="Frame1" text:anchor-type="paragraph" svg:width="2.4717in" draw:z-index="0"><draw:text-box fo:min-height="1.8598in"><text:p text:style-name="P47"><text:span text:style-name="T44">files/</text:span></text:p><text:p text:style-name="P42"><text:tab/><text:span text:style-name="T77">intro</text:span>.pdf</text:p><text:p text:style-name="P42"><text:tab/><text:span text:style-name="T79">ditl</text:span>/</text:p><text:p text:style-name="P42"><text:tab/><text:tab/><text:span text:style-name="T77">movie</text:span>.mp4</text:p><text:p text:style-name="P42"><text:tab/><text:tab/><text:span text:style-name="T77">1/</text:span></text:p><text:p text:style-name="P42"><text:tab/><text:tab/><text:tab/><text:span text:style-name="T77">wake.txt</text:span></text:p><text:p text:style-name="P42"><text:tab/><text:tab/><text:tab/><text:span text:style-name="T77">wake.pdf</text:span></text:p><text:p text:style-name="P38">ha<text:span text:style-name="T69">ps</text:span>/</text:p><text:p text:style-name="P38"><text:span text:style-name="T76"><text:tab/>v1/</text:span></text:p><text:p text:style-name="P38"><text:span text:style-name="T69">md5sum.txt</text:span></text:p><text:p text:style-name="P38">metadata/</text:p><text:p text:style-name="P43"><text:span text:style-name="T44"><text:tab/></text:span><text:span text:style-name="T46">files</text:span><text:span text:style-name="T44">.txt</text:span></text:p><text:p text:style-name="P43"><text:span text:style-name="T44"><text:tab/></text:span><text:span text:style-name="T48">descrip.txt</text:span></text:p><text:p text:style-name="P48">Figure <text:sequence text:ref-name="refFigure0" text:name="Figure" text:formula="ooow:Figure+1" style:num-format="1">1</text:sequence>: Example of a package</text:p></draw:text-box></draw:frame><text:soft-page-break/><text:span text:style-name="T51">The structure of a typical package is </text:span><text:span text:style-name="T54">shown in Figure 1.</text:span><text:tab/></text:p>
      <text:p text:style-name="P9">Building a package</text:p>
      <text:p text:style-name="P6"><text:span text:style-name="T37">Care must be taken when</text:span><text:span text:style-name="T25"> </text:span><text:span text:style-name="T37">building </text:span><text:span text:style-name="T38">a package </text:span><text:span text:style-name="T37">to ensure</text:span><text:span text:style-name="T27"> that it is recognized as a package only when it has been finally and successfully built. </text:span><text:span text:style-name="T37">The following</text:span><text:span text:style-name="T38"> Bourne </text:span><text:span text:style-name="T37">shell script shows one way to do this:</text:span></text:p>
      <text:p text:style-name="P34">set -e</text:p>
      <text:p text:style-name="P15"><text:span text:style-name="T25">mkdir $</text:span><text:span text:style-name="T28">PKG</text:span></text:p>
      <text:p text:style-name="P13"><text:span text:style-name="T25">cd $</text:span><text:span text:style-name="T28">P</text:span><text:span text:style-name="T29">KG</text:span></text:p>
      <text:p text:style-name="P37"><text:span text:style-name="T25">mkdir</text:span><text:span text:style-name="T26"> </text:span><text:span text:style-name="T31">files metadata </text:span><text:span text:style-name="T40">haps</text:span></text:p>
      <text:p text:style-name="P16">cp ... files/</text:p>
      <text:p text:style-name="P13"><text:span text:style-name="T25">cp ... </text:span><text:span text:style-name="T31">metadata/files</text:span><text:span text:style-name="T25">.txt</text:span></text:p>
      <text:p text:style-name="P14"><text:span text:style-name="T25">cp ... </text:span><text:span text:style-name="T31">metadata/</text:span><text:span text:style-name="T25">descrip.txt</text:span></text:p>
      <text:p text:style-name="P36"><text:span text:style-name="T40">md5sum $(find * -type f)</text:span><text:span text:style-name="T25"> &gt; md5sum.txt</text:span></text:p>
      <text:p text:style-name="P35"><text:span text:style-name="T30">m</text:span><text:span text:style-name="T25">kdir haps/v1</text:span></text:p>
      <text:p text:style-name="P11"><text:span text:style-name="T5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entury Schoolbook L2" svg:font-family="'Century Schoolbook L'" style:font-family-generic="roman" style:font-pitch="variable"/>
    <style:font-face style:name="Century Schoolbook L1" svg:font-family="'Century Schoolbook L'" style:font-adornments="Bold" style:font-family-generic="roman" style:font-pitch="variable"/>
    <style:font-face style:name="Century Schoolbook L" svg:font-family="'Century Schoolbook L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6pt" fo:language="en" fo:country="US" style:letter-kerning="true" style:font-name-asian="Lucida Sans Unicode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6pt" fo:language="en" fo:country="US" style:letter-kerning="true" style:font-name-asian="Lucida Sans Unicode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graphic-properties draw:fill-image-width="0in" draw:fill-image-height="0in"/>
      <style:paragraph-properties fo:margin-top="0.1799in" fo:margin-bottom="0in" loext:contextual-spacing="false" style:page-number="auto" style:shadow="none">
        <style:tab-stops/>
      </style:paragraph-properties>
      <style:text-properties style:font-name="Century Schoolbook L" fo:font-family="'Century Schoolbook L'" style:font-style-name="Roman" style:font-family-generic="roman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fo:font-size="12pt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Marathi1" style:font-family-complex="'Lohit Marath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1" style:display-name="List 1" style:family="paragraph" style:parent-style-name="List" style:class="list" style:master-page-name="">
      <style:paragraph-properties fo:margin-left="0.25in" fo:margin-right="0in" fo:margin-top="0.1799in" fo:margin-bottom="0in" loext:contextual-spacing="true" fo:line-height="100%" fo:text-indent="-0.25in" style:auto-text-indent="false" style:page-number="auto"/>
      <style:text-properties style:font-name="Century Schoolbook L" fo:font-family="'Century Schoolbook L'" style:font-style-name="Roman" style:font-family-generic="roman" style:font-pitch="variable" fo:font-size="11pt" fo:font-weight="normal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799in" fo:margin-bottom="0in" loext:contextual-spacing="false" fo:line-height="100%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in" fo:margin-right="0in" fo:margin-top="0in" fo:margin-bottom="0.0835in" loext:contextual-spacing="false" fo:line-height="100%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799in" loext:contextual-spacing="false" fo:line-height="100%" fo:text-indent="-0.2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99in" fo:margin-bottom="0in" loext:contextual-spacing="false"/>
      <style:text-properties style:font-name="Century Schoolbook L1" fo:font-family="'Century Schoolbook L'" style:font-style-name="Bold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799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top="0.1799in" fo:margin-bottom="0in" loext:contextual-spacing="true" style:page-number="auto"/>
      <style:text-properties style:font-name="Liberation Mono" fo:font-family="'Liberation Mono'" style:font-family-generic="modern" style:font-pitch="fixed" fo:font-size="10pt" fo:font-weight="normal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1:09:20.833370502</meta:creation-date>
    <dc:date>2017-06-08T09:35:18.155535341</dc:date>
    <meta:editing-duration>PT14H51M39S</meta:editing-duration>
    <meta:editing-cycles>55</meta:editing-cycles>
    <meta:generator>LibreOffice/4.4.2.2$Linux_x86 LibreOffice_project/c4c7d32d0d49397cad38d62472b0bc8acff48dd6</meta:generator>
    <meta:document-statistic meta:table-count="0" meta:image-count="0" meta:object-count="0" meta:page-count="3" meta:paragraph-count="69" meta:word-count="797" meta:character-count="4758" meta:non-whitespace-character-count="4021"/>
  </office:meta>
</office:document-meta>
</file>